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sub>
          <mi>q</mi>
          <mi>j</mi>
        </msub>
        <mo stretchy="false">˙</mo>
      </mover>
      <mrow>
        <mi/>
        <mo stretchy="false">=</mo>
        <mi/>
      </mrow>
      <mrow>
        <mo stretchy="false">{</mo>
        <mrow>
          <msub>
            <mi>q</mi>
            <mi>j</mi>
          </msub>
          <mi>,</mi>
          <mi>H</mi>
        </mrow>
        <mo stretchy="false">}</mo>
      </mrow>
      <mi/>
      <mtext> ; </mtext>
      <mi/>
      <mover accent="true">
        <msub>
          <mi>p</mi>
          <mi>j</mi>
        </msub>
        <mo stretchy="false">˙</mo>
      </mover>
      <mrow>
        <mi/>
        <mo stretchy="false">=</mo>
        <mi/>
      </mrow>
      <mrow>
        <mo stretchy="false">{</mo>
        <mrow>
          <msub>
            <mi>p</mi>
            <mi>j</mi>
          </msub>
          <mi>,</mi>
          <mi>H</mi>
        </mrow>
        <mo stretchy="false">}</mo>
      </mrow>
    </mrow>
    <annotation encoding="StarMath 5.0">dot q_j `=` lbrace q_j , H rbrace `" ; "~ dot p_j `=` lbrace p_j , H rbrac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7:32:50.466000000</meta:creation-date>
    <meta:generator>LibreOffice/4.1.4.2$Windows_x86 LibreOffice_project/0a0440ccc0227ad9829de5f46be37cfb6edcf72</meta:generator>
  </office:meta>
</office:document-meta>
</file>